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e501" officeooo:paragraph-rsid="001421c3"/>
    </style:style>
    <style:style style:name="T1" style:family="text">
      <style:text-properties officeooo:rsid="004762ac"/>
    </style:style>
    <style:style style:name="T2" style:family="text">
      <style:text-properties officeooo:rsid="00440e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text:span>he eCompile page.</text:p>
      <text:p text:style-name="P1">eCompile is used to make the scripts that are human readable into the format that the POL Core will execute. As with the other configuration files eCompile has a number of settings. All of them are set to the defaults recommended by the POL Development Team. Each setting has a hint that will be displayed if you hover the mouse pointer over the setting. I am not going to cover the various settings here. That's what the hints are for. What I am going to cover are the eCompile buttons. The first button you see is labeled "Compile modified Scripts and send output to the console." which will compile only those scripts you have modified since you last compiled your files. If this is the first time you are compiling your SRC files and you have no ECL files in your <text:span text:style-name="T2">POL files</text:span>, which will be the case if you are compiling a freshly downloaded Distro in a new POL installation then all files will be compiled. If however you have compiled the Distro and made some changes to some SRC files, then only those will be compiled. This button will allow eCompile to stop the compilation process if it encounters an error in one of your programmes (scripts). The console window will stay open until you press a key so you can see the error and where it was found.</text:p>
      <text:p text:style-name="P1"/>
      <text:p text:style-name="P1">Note: In order for the "Compile modified files" process to work properly you MUST have the "Create DEP files" setting checked in the eCompile settings, which it is by default.</text:p>
      <text:p text:style-name="P1"/>
      <text:p text:style-name="P1">The next button down from "Compile updated Scripts and send output to the console." is "Compile All Scripts and Send Output to ecompile.log". This will open a console window but you will see almost no output from eCompile because it is sending that output to a log file, ecompile.log. This option will compile all scripts and if eCompile encounters an error it will report it in the log file but will go on to the next programme to compile. It will be up to you to search the log file for errors. Please note that there is no output to the console while eCompile is compiling. Don't worry. It is still running and will finish. <text:span text:style-name="T2">The ecompile.log file will be located in your POL Script Root Directory shown in the text box on the eCompile page.</text:span></text:p>
      <text:p text:style-name="P1"/>
      <text:p text:style-name="P1">The last button is just labeled "eCompile". It is for those people who wish to set some of eCompile's 'switches' that can over-ride the eCompile configuration settings. If you are just starting out you should use one of the other eCompile buttons until you are familiar with eCompile and its settings.</text:p>
      <text:p text:style-name="P1"/>
      <text:p text:style-name="P1">Whenever you make a change to a SRC or INC file recompile your files using the "Compile modified Scripts and send output to the console." button.</text:p>
      <text:p text:style-name="P1"/>
      <text:p text:style-name="P1">When you update to a new version of the Core you MUST recompile all of your files after removing all ECL, DEP, LST, DBG, and DBG.TXT files. See the POL Clean-up section for help with removing those files.</text:p>
      <text:p text:style-name="P1"/>
      <text:p text:style-name="P1">A few words about eCompile's messages...</text:p>
      <text:p text:style-name="P1">Besides the "Compiling", "Writing file", and possibly "Deleting file" messages you will see three (3) other messages:</text:p>
      <text:p text:style-name="P1"/>
      <text:p text:style-name="P1">Error: This means your script did not compile and therefore the ECL file that the Core executes ws not created and won't run. You need to examine the file and try to determine the error based on eCompile's report. I say "try" because sometimes eCompile isn't very descriptive when it comes to error messages.</text:p>
      <text:p text:style-name="P1"/>
      <text:p text:style-name="P1">Case mismatch: eCompile is telling you that the name of an include file one of your scripts is referencing does not match the 'case' of the actual file name. For example, if you have a line "include/eventid"; and the file on disc is actually named 'eventID.inc' eCompile will report this as a <text:soft-page-break/>case mismatch. On Windows systems this is not a problem because Windows doesn't take case into account when it comes to file or directory names. EveNTId and eVentiD look the same to Windows. However on Linux systems the case must match so in the first example, eventid versus eventID, Linux will be looking for two different files. So if you ever think you will release your scripts for others to use or if you are running or might want to run POL on Linux it is important to "keep case" for file names and file references. In fact you should probably make it a practice to keep case anyway.</text:p>
      <text:p text:style-name="P1"/>
      <text:p text:style-name="P1">Warnings: These are messages that eCompile gives for things that are not critical but that may require attention. Almost all the time these are warnings about unused variables. Though not critical unused variables take up extra memory. So you should try to remove any contained in your scripts. Occasionally, when a function or operator is being deprecated in a future release of POL, the developers will tell eCompile to print a warning informing you of the upcoming change so that you can go ahead and modify your scripts. Usually eCompile is already able to compile with the new operator or replacing function so your changes to the new way should compile even though they also compile using the current operator or function. This was the situation when the single equals symbol was deprecated in favour of the double equals in equality tests. Be advised though that you may not get any advanced notice of changes in this manner and that you may find that something that compiled on one Core release doesn't compile on the next release. So whenever there is a new Core version you should read core-changes.txt for new features, changes and bug fixes.</text:p>
      <text:p text:style-name="P1"/>
      <text:p text:style-name="P1">POL Clean-up</text:p>
      <text:p text:style-name="P1">You will notice on the eCompile page is the POL Clean-up section.</text:p>
      <text:p text:style-name="P1">This section allows you to mass delete various files from your POL installation. There might be times when you want to do a fresh compile of all your scripts. In that situation you would check the first 5 check boxes, remove ECL, DEP, LST, DBG, and DBG.TXT files. You might want to save an archive of your shard. In which case you would check all of the boxes. Maybe you have just fixed a bug in a programme and you want to delete the debugging files then you would check LST, DBG, and DBG.TXT. There is a "Remove Custom" checkbox so you can specify a custom file type to delete. Just enter the filespec of the file type you want to delete in the text box and check the Remove Custom check box.</text:p>
      <text:p text:style-name="P1"/>
      <text:p text:style-name="P1">Examples of possible filespecs are:</text:p>
      <text:p text:style-name="P1">*.zip - remove all zip files.</text:p>
      <text:p text:style-name="P1">*fred.txt - remove all files with fred as the last 4 leetters of the name with the txt extension.</text:p>
      <text:p text:style-name="P1">draft.* - remove all files with the name draft no matter what the file extension.</text:p>
      <text:p text:style-name="P1">*.* - remove ALL FILES. THIS SHOULD NEVER BE ENTERED IN THE TEXT BOX!!!!!!!</text:p>
      <text:p text:style-name="P1"/>
      <text:p text:style-name="P1">You must BE CAREFUL with this because you could enter a filespec that could render your server inoperable.</text:p>
      <text:p text:style-name="P1"/>
      <text:p text:style-name="P1">Once you have decided which files you want to delete Click the "Remove all selected file types" button and the Configurator will delete all occurrences <text:s/>of those file types in your POL directory.</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9T19:36:36.919000000</meta:creation-date>
    <dc:date>2018-11-09T19:37:01.963000000</dc:date>
    <meta:editing-duration>PT25S</meta:editing-duration>
    <meta:editing-cycles>1</meta:editing-cycles>
    <meta:document-statistic meta:table-count="0" meta:image-count="0" meta:object-count="0" meta:page-count="2" meta:paragraph-count="22" meta:word-count="1206" meta:character-count="6732" meta:non-whitespace-character-count="5547"/>
    <meta:generator>LibreOffice/5.3.7.2$Windows_X86_64 LibreOffice_project/6b8ed514a9f8b44d37a1b96673cbbdd077e24059</meta:generator>
  </office:meta>
</office:document-meta>
</file>